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alloc 0x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33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34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35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36]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37]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38]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39]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0]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1]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2]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3]"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4]" office:value-type="float" office:value="2">
            <text:p>2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5]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6]" office:value-type="float" office:value="2">
            <text:p>2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7]"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49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0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1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2]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3]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4]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5]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6]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7]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8]"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59]"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0]"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1]"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2]" office:value-type="float" office:value="3">
            <text:p>3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3]"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5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6]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7]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8]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69]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0]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1]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2]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3]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4]"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5]"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6]" office:value-type="float" office:value="4">
            <text:p>4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7]" office:value-type="float" office:value="4">
            <text:p>4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8]" office:value-type="float" office:value="4">
            <text:p>4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79]" office:value-type="float" office:value="4">
            <text:p>4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1]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2]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3]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4]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5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6]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7]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8]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89]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0]"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1]" office:value-type="float" office:value="5">
            <text:p>5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2]" office:value-type="float" office:value="5">
            <text:p>5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3]" office:value-type="float" office:value="5">
            <text:p>5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4]" office:value-type="float" office:value="5">
            <text:p>5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5]" office:value-type="float" office:value="5">
            <text:p>5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7]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8]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99]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0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1]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2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3]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4]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5]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6]"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7]" office:value-type="float" office:value="6">
            <text:p>6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8]" office:value-type="float" office:value="6">
            <text:p>6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09]" office:value-type="float" office:value="6">
            <text:p>6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0]" office:value-type="float" office:value="6">
            <text:p>6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1]" office:value-type="float" office:value="6">
            <text:p>6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3]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4]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5]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6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7]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8]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19]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0]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1]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2]" office:value-type="float" office:value="7">
            <text:p>7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3]"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4]" office:value-type="float" office:value="7">
            <text:p>7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5]" office:value-type="float" office:value="7">
            <text:p>7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6]" office:value-type="float" office:value="7">
            <text:p>7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7]" office:value-type="float" office:value="7">
            <text:p>7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29]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0]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1]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2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3]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4]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5]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6]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7]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8]" office:value-type="float" office:value="8">
            <text:p>8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39]" office:value-type="float" office:value="8">
            <text:p>8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0]" office:value-type="float" office:value="8">
            <text:p>8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1]" office:value-type="float" office:value="8">
            <text:p>8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2]" office:value-type="float" office:value="8">
            <text:p>8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3]" office:value-type="float" office:value="8">
            <text:p>8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5]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6]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7]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8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49]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0]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1]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2]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3]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4]" office:value-type="float" office:value="9">
            <text:p>9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5]" office:value-type="float" office:value="9">
            <text:p>9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6]" office:value-type="float" office:value="9">
            <text:p>9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7]" office:value-type="float" office:value="9">
            <text:p>9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8]" office:value-type="float" office:value="9">
            <text:p>9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59]" office:value-type="float" office:value="9">
            <text:p>9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1]" office:value-type="string" office:string-value="A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2]" office:value-type="string" office:string-value="A">
            <text:p>A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3]" office:value-type="string" office:string-value="A">
            <text:p>A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4]" office:value-type="string" office:string-value="A">
            <text:p>A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5]" office:value-type="string" office:string-value="A">
            <text:p>A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6]" office:value-type="string" office:string-value="A">
            <text:p>A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7]" office:value-type="string" office:string-value="A">
            <text:p>A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8]" office:value-type="string" office:string-value="A">
            <text:p>A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69]" office:value-type="string" office:string-value="A">
            <text:p>A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0]" office:value-type="string" office:string-value="A">
            <text:p>A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1]" office:value-type="string" office:string-value="A">
            <text:p>A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2]" office:value-type="string" office:string-value="A">
            <text:p>A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3]" office:value-type="string" office:string-value="A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4]" office:value-type="string" office:string-value="A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5]" office:value-type="string" office:string-value="A">
            <text:p>A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7]" office:value-type="string" office:string-value="B">
            <text:p>B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8]" office:value-type="string" office:string-value="B">
            <text:p>B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79]" office:value-type="string" office:string-value="B">
            <text:p>B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0]" office:value-type="string" office:string-value="B">
            <text:p>B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1]" office:value-type="string" office:string-value="B">
            <text:p>B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2]" office:value-type="string" office:string-value="B">
            <text:p>B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3]" office:value-type="string" office:string-value="B">
            <text:p>B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4]" office:value-type="string" office:string-value="B">
            <text:p>B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5]" office:value-type="string" office:string-value="B">
            <text:p>B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6]" office:value-type="string" office:string-value="B">
            <text:p>B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7]" office:value-type="string" office:string-value="B">
            <text:p>B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8]" office:value-type="string" office:string-value="B">
            <text:p>B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89]" office:value-type="string" office:string-value="B">
            <text:p>B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0]" office:value-type="string" office:string-value="B">
            <text:p>B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1]" office:value-type="string" office:string-value="B">
            <text:p>B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3]" office:value-type="string" office:string-value="C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4]" office:value-type="string" office:string-value="C">
            <text:p>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5]" office:value-type="string" office:string-value="C">
            <text:p>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6]" office:value-type="string" office:string-value="C">
            <text:p>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7]" office:value-type="string" office:string-value="C">
            <text:p>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8]" office:value-type="string" office:string-value="C">
            <text:p>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199]" office:value-type="string" office:string-value="C">
            <text:p>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0]" office:value-type="string" office:string-value="C">
            <text:p>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1]" office:value-type="string" office:string-value="C">
            <text:p>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2]" office:value-type="string" office:string-value="C">
            <text:p>C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3]" office:value-type="string" office:string-value="C">
            <text:p>C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4]" office:value-type="string" office:string-value="C">
            <text:p>C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5]" office:value-type="string" office:string-value="C">
            <text:p>C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6]" office:value-type="string" office:string-value="C">
            <text:p>C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7]" office:value-type="string" office:string-value="C">
            <text:p>C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09]" office:value-type="string" office:string-value="D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0]" office:value-type="string" office:string-value="D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1]" office:value-type="string" office:string-value="D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2]" office:value-type="string" office:string-value="D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3]" office:value-type="string" office:string-value="D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4]" office:value-type="string" office:string-value="D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5]" office:value-type="string" office:string-value="D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6]" office:value-type="string" office:string-value="D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7]" office:value-type="string" office:string-value="D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8]" office:value-type="string" office:string-value="D">
            <text:p>D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19]" office:value-type="string" office:string-value="D">
            <text:p>D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0]" office:value-type="string" office:string-value="D">
            <text:p>D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1]" office:value-type="string" office:string-value="D">
            <text:p>D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2]" office:value-type="string" office:string-value="D">
            <text:p>D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3]" office:value-type="string" office:string-value="D">
            <text:p>D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5]" office:value-type="string" office:string-value="E">
            <text:p>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6]" office:value-type="string" office:string-value="E">
            <text:p>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7]" office:value-type="string" office:string-value="E">
            <text:p>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8]" office:value-type="string" office:string-value="E">
            <text:p>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29]" office:value-type="string" office:string-value="E">
            <text:p>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0]" office:value-type="string" office:string-value="E">
            <text:p>E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1]" office:value-type="string" office:string-value="E">
            <text:p>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2]" office:value-type="string" office:string-value="E">
            <text:p>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3]" office:value-type="string" office:string-value="E">
            <text:p>E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4]" office:value-type="string" office:string-value="E">
            <text:p>E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5]" office:value-type="string" office:string-value="E">
            <text:p>E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6]" office:value-type="string" office:string-value="E">
            <text:p>E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7]" office:value-type="string" office:string-value="E">
            <text:p>E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8]" office:value-type="string" office:string-value="E">
            <text:p>E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39]" office:value-type="string" office:string-value="E">
            <text:p>E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1]" office:value-type="string" office:string-value="F">
            <text:p>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2]" office:value-type="string" office:string-value="F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3]" office:value-type="string" office:string-value="F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4]" office:value-type="string" office:string-value="F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5]" office:value-type="string" office:string-value="F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6]" office:value-type="string" office:string-value="F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7]" office:value-type="string" office:string-value="F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8]" office:value-type="string" office:string-value="F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49]" office:value-type="string" office:string-value="F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50]" office:value-type="string" office:string-value="F">
            <text:p>F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51]" office:value-type="string" office:string-value="F">
            <text:p>F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52]" office:value-type="string" office:string-value="F">
            <text:p>F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53]" office:value-type="string" office:string-value="F">
            <text:p>F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54]" office:value-type="string" office:string-value="F">
            <text:p>F</text:p>
          </table:table-cell>
          <table:table-cell office:value-type="string">
            <text:p>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lloc 0x</text:p>
          </table:table-cell>
          <table:table-cell table:number-columns-repeated="2" office:value-type="float" office:value="0">
            <text:p>0</text:p>
          </table:table-cell>
          <table:table-cell table:formula="of:=[.D255]" office:value-type="string" office:string-value="F">
            <text:p>F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0" number:min-integer-digits="2">
        <number:embedded-text number:position="1">x</number:embedded-text>
      </number:number>
    </number:number-style>
    <number:number-style style:name="N119">
      <number:number number:decimal-places="0" number:min-integer-digits="7">
        <number:embedded-text number:position="6">x</number:embedded-text>
      </number:number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6:24:33</meta:creation-date>
    <dc:date>2014-10-28T20:05:54</dc:date>
    <meta:editing-duration>PT3H26M11S</meta:editing-duration>
    <meta:editing-cycles>1</meta:editing-cycles>
    <meta:document-statistic meta:table-count="1" meta:cell-count="1792" meta:object-count="0"/>
    <meta:generator>LibreOffice/4.0.2.2$Linux_X86_64 LibreOffice_project/400m0$Build-2</meta:generator>
  </office:meta>
</office:document-meta>
</file>